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53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299cm"/>
    </style:style>
    <style:style style:name="co4" style:family="table-column">
      <style:table-column-properties fo:break-before="auto" style:column-width="7.525cm"/>
    </style:style>
    <style:style style:name="co5" style:family="table-column">
      <style:table-column-properties fo:break-before="auto" style:column-width="6.516cm"/>
    </style:style>
    <style:style style:name="co6" style:family="table-column">
      <style:table-column-properties fo:break-before="auto" style:column-width="7.251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5.673cm"/>
    </style:style>
    <style:style style:name="co9" style:family="table-column">
      <style:table-column-properties fo:break-before="auto" style:column-width="4.4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95511"/>
    </style:style>
  </office:automatic-styles>
  <office:body>
    <office:spreadsheet>
      <table:calculation-settings table:automatic-find-labels="false" table:use-regular-expressions="false" table:use-wildcards="true"/>
      <table:table table:name="Comparison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holeBenchmarkRun/vanillaHydra_OutCome</text:p>
          </table:table-cell>
          <table:table-cell office:value-type="string" calcext:value-type="string">
            <text:p>simulate4Algo/portfolio_1_3_Outcome</text:p>
          </table:table-cell>
          <table:table-cell office:value-type="string" calcext:value-type="string">
            <text:p>wholeBenchmarkRun/vanillaHydra_TotalSplits</text:p>
          </table:table-cell>
          <table:table-cell office:value-type="string" calcext:value-type="string">
            <text:p>simulate4Algo/portfolio_1_3_TotalSplits</text:p>
          </table:table-cell>
          <table:table-cell office:value-type="string" calcext:value-type="string">
            <text:p>wholeBenchmarkRun/vanillaHydra_RunTime</text:p>
          </table:table-cell>
          <table:table-cell office:value-type="string" calcext:value-type="string">
            <text:p>simulate4Algo/portfolio_1_3_RunTime</text:p>
          </table:table-cell>
          <table:table-cell office:value-type="string" calcext:value-type="string">
            <text:p>Who Performed Better</text:p>
          </table:table-cell>
          <table:table-cell office:value-type="string" calcext:value-type="string">
            <text:p>By How Much Percentage</text:p>
          </table:table-cell>
          <table:table-cell office:value-type="string" calcext:value-type="string">
            <text:p>simulate4Algo/portfolio_1_3 TimedOut but not wholeBenchmarkRun/vanillaHydra</text:p>
          </table:table-cell>
          <table:table-cell office:value-type="string" calcext:value-type="string">
            <text:p>wholeBenchmarkRun/vanillaHydra TimedOut but not simulate4Algo/portfolio_1_3</text:p>
          </table:table-cell>
        </table:table-row>
        <table:table-row table:style-name="ro1">
          <table:table-cell office:value-type="string" calcext:value-type="string">
            <text:p>linux-3.8-rc1-32_7a-drivers--net--wireless--mwl8k.ko-ldv_main0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.910731" calcext:value-type="float">
            <text:p>4.910731</text:p>
          </table:table-cell>
          <table:table-cell office:value-type="float" office:value="7.06228400000001" calcext:value-type="float">
            <text:p>7.06228400000001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43.8132937845711" calcext:value-type="float">
            <text:p>-43.8132937845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818x--rtl8180--rtl818x_pc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7.371426" calcext:value-type="float">
            <text:p>27.371426</text:p>
          </table:table-cell>
          <table:table-cell office:value-type="float" office:value="37.291961" calcext:value-type="float">
            <text:p>37.291961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6.2441291878618" calcext:value-type="float">
            <text:p>-36.2441291878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net--can--softing--softing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.218268" calcext:value-type="float">
            <text:p>2.218268</text:p>
          </table:table-cell>
          <table:table-cell office:value-type="float" office:value="2.962743" calcext:value-type="float">
            <text:p>2.962743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3.5610936099696" calcext:value-type="float">
            <text:p>-33.5610936099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818x--rtl8187--rtl8187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8.498767" calcext:value-type="float">
            <text:p>38.498767</text:p>
          </table:table-cell>
          <table:table-cell office:value-type="float" office:value="50.855972" calcext:value-type="float">
            <text:p>50.855972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2.0976643226003" calcext:value-type="float">
            <text:p>-32.0976643226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media--dvb-frontends--stv090x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.180509" calcext:value-type="float">
            <text:p>3.180509</text:p>
          </table:table-cell>
          <table:table-cell office:value-type="float" office:value="4.161746" calcext:value-type="float">
            <text:p>4.16174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0.8515712422132" calcext:value-type="float">
            <text:p>-30.851571242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ubifs--ubifs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28823800000001" calcext:value-type="float">
            <text:p>8.28823800000001</text:p>
          </table:table-cell>
          <table:table-cell office:value-type="float" office:value="9.42254700000001" calcext:value-type="float">
            <text:p>9.42254700000001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3.6857677108211" calcext:value-type="float">
            <text:p>-13.6857677108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zd1211rw--zd1211rw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0.040239" calcext:value-type="float">
            <text:p>20.040239</text:p>
          </table:table-cell>
          <table:table-cell office:value-type="float" office:value="22.7251" calcext:value-type="float">
            <text:p>22.7251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3.3973502012625" calcext:value-type="float">
            <text:p>-13.3973502012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staging--keucr--keucr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.033011" calcext:value-type="float">
            <text:p>9.033011</text:p>
          </table:table-cell>
          <table:table-cell office:value-type="float" office:value="9.803538" calcext:value-type="float">
            <text:p>9.803538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8.53012356566378" calcext:value-type="float">
            <text:p>-8.53012356566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an--hdlc_cisco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.965176" calcext:value-type="float">
            <text:p>6.965176</text:p>
          </table:table-cell>
          <table:table-cell office:value-type="float" office:value="7.528945" calcext:value-type="float">
            <text:p>7.528945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8.09410989758192" calcext:value-type="float">
            <text:p>-8.09410989758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gspca--gspca_main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6.508437" calcext:value-type="float">
            <text:p>26.508437</text:p>
          </table:table-cell>
          <table:table-cell office:value-type="float" office:value="28.531095" calcext:value-type="float">
            <text:p>28.531095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7.63024240169271" calcext:value-type="float">
            <text:p>-7.63024240169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wifi--rtl8192cu--rtl8192cu.ko-entry_point.cil.out.i.bpl.tx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TIMEDOUT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3398.890442" calcext:value-type="float">
            <text:p>3398.890442</text:p>
          </table:table-cell>
          <table:table-cell office:value-type="float" office:value="3500.399423" calcext:value-type="float">
            <text:p>3500.399423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5.91691793047796" calcext:value-type="float">
            <text:p>-5.91691793047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team--tea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2.189098" calcext:value-type="float">
            <text:p>32.189098</text:p>
          </table:table-cell>
          <table:table-cell office:value-type="float" office:value="33.873374" calcext:value-type="float">
            <text:p>33.87337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5.23244236293914" calcext:value-type="float">
            <text:p>-5.23244236293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isdn--capi--kernelcapi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.491146" calcext:value-type="float">
            <text:p>2.491146</text:p>
          </table:table-cell>
          <table:table-cell office:value-type="float" office:value="2.59674" calcext:value-type="float">
            <text:p>2.5967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4.23877203503944" calcext:value-type="float">
            <text:p>-4.23877203503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ceph--ceph.ko-ldv_main1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.077012" calcext:value-type="float">
            <text:p>22.077012</text:p>
          </table:table-cell>
          <table:table-cell office:value-type="float" office:value="22.863025" calcext:value-type="float">
            <text:p>22.863025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.56032329012639" calcext:value-type="float">
            <text:p>-3.56032329012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ethernet--8390--839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.125131" calcext:value-type="float">
            <text:p>15.125131</text:p>
          </table:table-cell>
          <table:table-cell office:value-type="float" office:value="15.65299" calcext:value-type="float">
            <text:p>15.65299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.48994663252835" calcext:value-type="float">
            <text:p>-3.48994663252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input--mouse--synaptics_usb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749201" calcext:value-type="float">
            <text:p>1.749201</text:p>
          </table:table-cell>
          <table:table-cell office:value-type="float" office:value="1.798523" calcext:value-type="float">
            <text:p>1.798523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2.81968738869914" calcext:value-type="float">
            <text:p>-2.81968738869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media--dvb--dvb-usb--dvb-usb-dib0700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.947069" calcext:value-type="float">
            <text:p>7.947069</text:p>
          </table:table-cell>
          <table:table-cell office:value-type="float" office:value="8.017673" calcext:value-type="float">
            <text:p>8.017673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0.888428173959519" calcext:value-type="float">
            <text:p>-0.888428173959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usb--core--usbcore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1.977929" calcext:value-type="float">
            <text:p>51.977929</text:p>
          </table:table-cell>
          <table:table-cell office:value-type="float" office:value="51.628782" calcext:value-type="float">
            <text:p>51.628782</text:p>
          </table:table-cell>
          <table:table-cell office:value-type="string" calcext:value-type="string">
            <text:p>simulate4Algo/portfolio_1_3</text:p>
          </table:table-cell>
          <table:table-cell office:value-type="float" office:value="0.676264258955392" calcext:value-type="float">
            <text:p>0.676264258955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ubifs--ubifs.ko-ldv_main2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.86424600000001" calcext:value-type="float">
            <text:p>7.86424600000001</text:p>
          </table:table-cell>
          <table:table-cell office:value-type="float" office:value="7.80041" calcext:value-type="float">
            <text:p>7.80041</text:p>
          </table:table-cell>
          <table:table-cell office:value-type="string" calcext:value-type="string">
            <text:p>simulate4Algo/portfolio_1_3</text:p>
          </table:table-cell>
          <table:table-cell office:value-type="float" office:value="0.818367239670852" calcext:value-type="float">
            <text:p>0.818367239670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gpu--drm--vmwgfx--vmwgfx.ko-ldv_main2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.280659" calcext:value-type="float">
            <text:p>39.280659</text:p>
          </table:table-cell>
          <table:table-cell office:value-type="float" office:value="38.705189" calcext:value-type="float">
            <text:p>38.705189</text:p>
          </table:table-cell>
          <table:table-cell office:value-type="string" calcext:value-type="string">
            <text:p>simulate4Algo/portfolio_1_3</text:p>
          </table:table-cell>
          <table:table-cell office:value-type="float" office:value="1.48680322940676" calcext:value-type="float">
            <text:p>1.48680322940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gpu--drm--vmwgfx--vmwgfx.ko-main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359.710264" calcext:value-type="float">
            <text:p>359.710264</text:p>
          </table:table-cell>
          <table:table-cell office:value-type="float" office:value="353.192009" calcext:value-type="float">
            <text:p>353.192009</text:p>
          </table:table-cell>
          <table:table-cell office:value-type="string" calcext:value-type="string">
            <text:p>simulate4Algo/portfolio_1_3</text:p>
          </table:table-cell>
          <table:table-cell office:value-type="float" office:value="1.84552731486065" calcext:value-type="float">
            <text:p>1.84552731486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ppp--ppp_asyn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.962603" calcext:value-type="float">
            <text:p>6.962603</text:p>
          </table:table-cell>
          <table:table-cell office:value-type="float" office:value="6.836304" calcext:value-type="float">
            <text:p>6.836304</text:p>
          </table:table-cell>
          <table:table-cell office:value-type="string" calcext:value-type="string">
            <text:p>simulate4Algo/portfolio_1_3</text:p>
          </table:table-cell>
          <table:table-cell office:value-type="float" office:value="1.84747489286609" calcext:value-type="float">
            <text:p>1.84747489286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ecryptfs--ecryptfs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2.260275" calcext:value-type="float">
            <text:p>92.260275</text:p>
          </table:table-cell>
          <table:table-cell office:value-type="float" office:value="90.212955" calcext:value-type="float">
            <text:p>90.212955</text:p>
          </table:table-cell>
          <table:table-cell office:value-type="string" calcext:value-type="string">
            <text:p>simulate4Algo/portfolio_1_3</text:p>
          </table:table-cell>
          <table:table-cell office:value-type="float" office:value="2.26943015002669" calcext:value-type="float">
            <text:p>2.26943015002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hfs--hfs.ko-ldv_main6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745897" calcext:value-type="float">
            <text:p>4.745897</text:p>
          </table:table-cell>
          <table:table-cell office:value-type="float" office:value="4.632415" calcext:value-type="float">
            <text:p>4.632415</text:p>
          </table:table-cell>
          <table:table-cell office:value-type="string" calcext:value-type="string">
            <text:p>simulate4Algo/portfolio_1_3</text:p>
          </table:table-cell>
          <table:table-cell office:value-type="float" office:value="2.44973734002677" calcext:value-type="float">
            <text:p>2.44973734002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ata--libata.ko-ldv_main4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9.946746" calcext:value-type="float">
            <text:p>49.946746</text:p>
          </table:table-cell>
          <table:table-cell office:value-type="float" office:value="48.498361" calcext:value-type="float">
            <text:p>48.498361</text:p>
          </table:table-cell>
          <table:table-cell office:value-type="string" calcext:value-type="string">
            <text:p>simulate4Algo/portfolio_1_3</text:p>
          </table:table-cell>
          <table:table-cell office:value-type="float" office:value="2.98646174867642" calcext:value-type="float">
            <text:p>2.98646174867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scsi--dpt_i2o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.569076" calcext:value-type="float">
            <text:p>10.569076</text:p>
          </table:table-cell>
          <table:table-cell office:value-type="float" office:value="10.181961" calcext:value-type="float">
            <text:p>10.181961</text:p>
          </table:table-cell>
          <table:table-cell office:value-type="string" calcext:value-type="string">
            <text:p>simulate4Algo/portfolio_1_3</text:p>
          </table:table-cell>
          <table:table-cell office:value-type="float" office:value="3.80196899202424" calcext:value-type="float">
            <text:p>3.80196899202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at76c50x-usb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9.873971" calcext:value-type="float">
            <text:p>39.873971</text:p>
          </table:table-cell>
          <table:table-cell office:value-type="float" office:value="37.359165" calcext:value-type="float">
            <text:p>37.359165</text:p>
          </table:table-cell>
          <table:table-cell office:value-type="string" calcext:value-type="string">
            <text:p>simulate4Algo/portfolio_1_3</text:p>
          </table:table-cell>
          <table:table-cell office:value-type="float" office:value="6.73142989143358" calcext:value-type="float">
            <text:p>6.73142989143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pp_single_drivers-net-wireless-mwl8k.cil.out.i.bpl.txt</text:p>
          </table:table-cell>
          <table:table-cell table:number-columns-repeated="2" office:value-type="string" calcext:value-type="string">
            <text:p>NO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456055" calcext:value-type="float">
            <text:p>11.456055</text:p>
          </table:table-cell>
          <table:table-cell office:value-type="float" office:value="10.691036" calcext:value-type="float">
            <text:p>10.691036</text:p>
          </table:table-cell>
          <table:table-cell office:value-type="string" calcext:value-type="string">
            <text:p>simulate4Algo/portfolio_1_3</text:p>
          </table:table-cell>
          <table:table-cell office:value-type="float" office:value="7.15570502241313" calcext:value-type="float">
            <text:p>7.15570502241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net--atm--le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5.074891" calcext:value-type="float">
            <text:p>95.074891</text:p>
          </table:table-cell>
          <table:table-cell office:value-type="float" office:value="88.306108" calcext:value-type="float">
            <text:p>88.306108</text:p>
          </table:table-cell>
          <table:table-cell office:value-type="string" calcext:value-type="string">
            <text:p>simulate4Algo/portfolio_1_3</text:p>
          </table:table-cell>
          <table:table-cell office:value-type="float" office:value="7.6651356891417" calcext:value-type="float">
            <text:p>7.6651356891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scsi--megaraid--megaraid_mm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.112726" calcext:value-type="float">
            <text:p>5.112726</text:p>
          </table:table-cell>
          <table:table-cell office:value-type="float" office:value="4.645734" calcext:value-type="float">
            <text:p>4.645734</text:p>
          </table:table-cell>
          <table:table-cell office:value-type="string" calcext:value-type="string">
            <text:p>simulate4Algo/portfolio_1_3</text:p>
          </table:table-cell>
          <table:table-cell office:value-type="float" office:value="10.0520606646872" calcext:value-type="float">
            <text:p>10.0520606646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dvb-usb--dvb-usb-dib070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868.392586" calcext:value-type="float">
            <text:p>868.392586</text:p>
          </table:table-cell>
          <table:table-cell office:value-type="float" office:value="776.161012" calcext:value-type="float">
            <text:p>776.161012</text:p>
          </table:table-cell>
          <table:table-cell office:value-type="string" calcext:value-type="string">
            <text:p>simulate4Algo/portfolio_1_3</text:p>
          </table:table-cell>
          <table:table-cell office:value-type="float" office:value="11.8830465037582" calcext:value-type="float">
            <text:p>11.8830465037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net--unix--unix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186.948386" calcext:value-type="float">
            <text:p>186.948386</text:p>
          </table:table-cell>
          <table:table-cell office:value-type="float" office:value="162.403007" calcext:value-type="float">
            <text:p>162.403007</text:p>
          </table:table-cell>
          <table:table-cell office:value-type="string" calcext:value-type="string">
            <text:p>simulate4Algo/portfolio_1_3</text:p>
          </table:table-cell>
          <table:table-cell office:value-type="float" office:value="15.1138697819801" calcext:value-type="float">
            <text:p>15.1138697819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wireless--orinoco--orinoco_usb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42.953644" calcext:value-type="float">
            <text:p>42.953644</text:p>
          </table:table-cell>
          <table:table-cell office:value-type="float" office:value="36.973389" calcext:value-type="float">
            <text:p>36.973389</text:p>
          </table:table-cell>
          <table:table-cell office:value-type="string" calcext:value-type="string">
            <text:p>simulate4Algo/portfolio_1_3</text:p>
          </table:table-cell>
          <table:table-cell office:value-type="float" office:value="16.1744843027508" calcext:value-type="float">
            <text:p>16.1744843027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staging--gdm72xx--gdmw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19.886803" calcext:value-type="float">
            <text:p>19.886803</text:p>
          </table:table-cell>
          <table:table-cell office:value-type="float" office:value="16.082536" calcext:value-type="float">
            <text:p>16.082536</text:p>
          </table:table-cell>
          <table:table-cell office:value-type="string" calcext:value-type="string">
            <text:p>simulate4Algo/portfolio_1_3</text:p>
          </table:table-cell>
          <table:table-cell office:value-type="float" office:value="23.6546462572818" calcext:value-type="float">
            <text:p>23.6546462572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wireless--iwlwifi--iwlwif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266.776086" calcext:value-type="float">
            <text:p>266.776086</text:p>
          </table:table-cell>
          <table:table-cell office:value-type="float" office:value="208.392259" calcext:value-type="float">
            <text:p>208.392259</text:p>
          </table:table-cell>
          <table:table-cell office:value-type="string" calcext:value-type="string">
            <text:p>simulate4Algo/portfolio_1_3</text:p>
          </table:table-cell>
          <table:table-cell office:value-type="float" office:value="28.0163127364534" calcext:value-type="float">
            <text:p>28.0163127364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media--usb--cpia2--cpia2.ko-main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65.029113" calcext:value-type="float">
            <text:p>65.029113</text:p>
          </table:table-cell>
          <table:table-cell office:value-type="float" office:value="47.75973" calcext:value-type="float">
            <text:p>47.75973</text:p>
          </table:table-cell>
          <table:table-cell office:value-type="string" calcext:value-type="string">
            <text:p>simulate4Algo/portfolio_1_3</text:p>
          </table:table-cell>
          <table:table-cell office:value-type="float" office:value="36.158879038889" calcext:value-type="float">
            <text:p>36.15887903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media--platform--timblogiw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82.081831" calcext:value-type="float">
            <text:p>82.081831</text:p>
          </table:table-cell>
          <table:table-cell office:value-type="float" office:value="56.34401" calcext:value-type="float">
            <text:p>56.34401</text:p>
          </table:table-cell>
          <table:table-cell office:value-type="string" calcext:value-type="string">
            <text:p>simulate4Algo/portfolio_1_3</text:p>
          </table:table-cell>
          <table:table-cell office:value-type="float" office:value="45.679782109935" calcext:value-type="float">
            <text:p>45.679782109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mmc--host--vub300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9.110175" calcext:value-type="float">
            <text:p>9.110175</text:p>
          </table:table-cell>
          <table:table-cell office:value-type="float" office:value="5.529544" calcext:value-type="float">
            <text:p>5.529544</text:p>
          </table:table-cell>
          <table:table-cell office:value-type="string" calcext:value-type="string">
            <text:p>simulate4Algo/portfolio_1_3</text:p>
          </table:table-cell>
          <table:table-cell office:value-type="float" office:value="64.7545439551616" calcext:value-type="float">
            <text:p>64.7545439551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usb--gadget--pch_udc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.586158" calcext:value-type="float">
            <text:p>7.586158</text:p>
          </table:table-cell>
          <table:table-cell office:value-type="float" office:value="4.429551" calcext:value-type="float">
            <text:p>4.429551</text:p>
          </table:table-cell>
          <table:table-cell office:value-type="string" calcext:value-type="string">
            <text:p>simulate4Algo/portfolio_1_3</text:p>
          </table:table-cell>
          <table:table-cell office:value-type="float" office:value="71.2624597842987" calcext:value-type="float">
            <text:p>71.26245978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isdn--gigaset--bas_gigaset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75.143382" calcext:value-type="float">
            <text:p>175.143382</text:p>
          </table:table-cell>
          <table:table-cell office:value-type="float" office:value="99.204677" calcext:value-type="float">
            <text:p>99.204677</text:p>
          </table:table-cell>
          <table:table-cell office:value-type="string" calcext:value-type="string">
            <text:p>simulate4Algo/portfolio_1_3</text:p>
          </table:table-cell>
          <table:table-cell office:value-type="float" office:value="76.5475049124952" calcext:value-type="float">
            <text:p>76.5475049124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net--wireless--zd1211rw--zd1211rw.ko-ldv_main7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5.089959" calcext:value-type="float">
            <text:p>25.089959</text:p>
          </table:table-cell>
          <table:table-cell office:value-type="float" office:value="13.085883" calcext:value-type="float">
            <text:p>13.085883</text:p>
          </table:table-cell>
          <table:table-cell office:value-type="string" calcext:value-type="string">
            <text:p>simulate4Algo/portfolio_1_3</text:p>
          </table:table-cell>
          <table:table-cell office:value-type="float" office:value="91.7330225251135" calcext:value-type="float">
            <text:p>91.7330225251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misc--sgi-xp--xpc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.532602" calcext:value-type="float">
            <text:p>13.532602</text:p>
          </table:table-cell>
          <table:table-cell office:value-type="float" office:value="6.715468" calcext:value-type="float">
            <text:p>6.715468</text:p>
          </table:table-cell>
          <table:table-cell office:value-type="string" calcext:value-type="string">
            <text:p>simulate4Algo/portfolio_1_3</text:p>
          </table:table-cell>
          <table:table-cell office:value-type="float" office:value="101.513907891453" calcext:value-type="float">
            <text:p>101.513907891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usb--gadget--pch_ud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4.821409" calcext:value-type="float">
            <text:p>34.821409</text:p>
          </table:table-cell>
          <table:table-cell office:value-type="float" office:value="17.035122" calcext:value-type="float">
            <text:p>17.035122</text:p>
          </table:table-cell>
          <table:table-cell office:value-type="string" calcext:value-type="string">
            <text:p>simulate4Algo/portfolio_1_3</text:p>
          </table:table-cell>
          <table:table-cell office:value-type="float" office:value="104.409507604348" calcext:value-type="float">
            <text:p>104.409507604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gpu--drm--vmwgfx--vmwgfx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1.015219" calcext:value-type="float">
            <text:p>21.015219</text:p>
          </table:table-cell>
          <table:table-cell office:value-type="float" office:value="6.300551" calcext:value-type="float">
            <text:p>6.300551</text:p>
          </table:table-cell>
          <table:table-cell office:value-type="string" calcext:value-type="string">
            <text:p>simulate4Algo/portfolio_1_3</text:p>
          </table:table-cell>
          <table:table-cell office:value-type="float" office:value="233.545732746231" calcext:value-type="float">
            <text:p>233.545732746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net--wireless--orinoco--orinoco_usb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.47395" calcext:value-type="float">
            <text:p>9.47395</text:p>
          </table:table-cell>
          <table:table-cell office:value-type="float" office:value="2.744883" calcext:value-type="float">
            <text:p>2.744883</text:p>
          </table:table-cell>
          <table:table-cell office:value-type="string" calcext:value-type="string">
            <text:p>simulate4Algo/portfolio_1_3</text:p>
          </table:table-cell>
          <table:table-cell office:value-type="float" office:value="245.149501818475" calcext:value-type="float">
            <text:p>245.149501818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hwmon--abituguru3.ko-main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586.666991" calcext:value-type="float">
            <text:p>3586.666991</text:p>
          </table:table-cell>
          <table:table-cell office:value-type="float" office:value="3587.085915" calcext:value-type="float">
            <text:p>3587.085915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ethernet--stmicro--stmmac--stmmac.ko-entry_point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3472.316693" calcext:value-type="float">
            <text:p>3472.316693</text:p>
          </table:table-cell>
          <table:table-cell office:value-type="float" office:value="3461.622384" calcext:value-type="float">
            <text:p>3461.622384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video--aty--atyfb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usb--storage--usb-storage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70.925237" calcext:value-type="float">
            <text:p>3570.925237</text:p>
          </table:table-cell>
          <table:table-cell office:value-type="float" office:value="3568.255959" calcext:value-type="float">
            <text:p>3568.255959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media--video--vivi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NOK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office:value-type="float" office:value="-43.8132937845711" calcext:value-type="float">
            <text:p>-43.8132937845711</text:p>
          </table:table-cell>
          <table:table-cell table:number-columns-repeated="2"/>
        </table:table-row>
        <table:table-row table:style-name="ro1">
          <table:table-cell office:value-type="float" office:value="-36.2441291878618" calcext:value-type="float">
            <text:p>-36.2441291878618</text:p>
          </table:table-cell>
          <table:table-cell table:number-columns-repeated="2"/>
        </table:table-row>
        <table:table-row table:style-name="ro1">
          <table:table-cell office:value-type="float" office:value="-33.5610936099696" calcext:value-type="float">
            <text:p>-33.5610936099696</text:p>
          </table:table-cell>
          <table:table-cell table:number-columns-repeated="2"/>
        </table:table-row>
        <table:table-row table:style-name="ro1">
          <table:table-cell office:value-type="float" office:value="-32.0976643226003" calcext:value-type="float">
            <text:p>-32.0976643226003</text:p>
          </table:table-cell>
          <table:table-cell table:number-columns-repeated="2"/>
        </table:table-row>
        <table:table-row table:style-name="ro1">
          <table:table-cell office:value-type="float" office:value="-30.8515712422132" calcext:value-type="float">
            <text:p>-30.8515712422132</text:p>
          </table:table-cell>
          <table:table-cell table:number-columns-repeated="2"/>
        </table:table-row>
        <table:table-row table:style-name="ro1">
          <table:table-cell office:value-type="float" office:value="-13.6857677108211" calcext:value-type="float">
            <text:p>-13.6857677108211</text:p>
          </table:table-cell>
          <table:table-cell table:number-columns-repeated="2"/>
        </table:table-row>
        <table:table-row table:style-name="ro1">
          <table:table-cell office:value-type="float" office:value="-13.3973502012625" calcext:value-type="float">
            <text:p>-13.3973502012625</text:p>
          </table:table-cell>
          <table:table-cell table:number-columns-repeated="2"/>
        </table:table-row>
        <table:table-row table:style-name="ro1">
          <table:table-cell office:value-type="float" office:value="-8.53012356566378" calcext:value-type="float">
            <text:p>-8.53012356566378</text:p>
          </table:table-cell>
          <table:table-cell table:number-columns-repeated="2"/>
        </table:table-row>
        <table:table-row table:style-name="ro1">
          <table:table-cell office:value-type="float" office:value="-8.09410989758192" calcext:value-type="float">
            <text:p>-8.09410989758192</text:p>
          </table:table-cell>
          <table:table-cell table:number-columns-repeated="2"/>
        </table:table-row>
        <table:table-row table:style-name="ro1">
          <table:table-cell office:value-type="float" office:value="-7.63024240169271" calcext:value-type="float">
            <text:p>-7.63024240169271</text:p>
          </table:table-cell>
          <table:table-cell table:number-columns-repeated="2"/>
        </table:table-row>
        <table:table-row table:style-name="ro1">
          <table:table-cell office:value-type="float" office:value="-5.91691793047796" calcext:value-type="float">
            <text:p>-5.91691793047796</text:p>
          </table:table-cell>
          <table:table-cell table:number-columns-repeated="2"/>
        </table:table-row>
        <table:table-row table:style-name="ro1">
          <table:table-cell office:value-type="float" office:value="-5.23244236293914" calcext:value-type="float">
            <text:p>-5.23244236293914</text:p>
          </table:table-cell>
          <table:table-cell table:number-columns-repeated="2"/>
        </table:table-row>
        <table:table-row table:style-name="ro1">
          <table:table-cell office:value-type="float" office:value="-4.23877203503944" calcext:value-type="float">
            <text:p>-4.23877203503944</text:p>
          </table:table-cell>
          <table:table-cell table:number-columns-repeated="2"/>
        </table:table-row>
        <table:table-row table:style-name="ro1">
          <table:table-cell office:value-type="float" office:value="-3.56032329012639" calcext:value-type="float">
            <text:p>-3.56032329012639</text:p>
          </table:table-cell>
          <table:table-cell table:number-columns-repeated="2"/>
        </table:table-row>
        <table:table-row table:style-name="ro1">
          <table:table-cell office:value-type="float" office:value="-3.48994663252835" calcext:value-type="float">
            <text:p>-3.48994663252835</text:p>
          </table:table-cell>
          <table:table-cell table:number-columns-repeated="2"/>
        </table:table-row>
        <table:table-row table:style-name="ro1">
          <table:table-cell office:value-type="float" office:value="-2.81968738869914" calcext:value-type="float">
            <text:p>-2.81968738869914</text:p>
          </table:table-cell>
          <table:table-cell table:number-columns-repeated="2"/>
        </table:table-row>
        <table:table-row table:style-name="ro1">
          <table:table-cell office:value-type="float" office:value="-0.888428173959519" calcext:value-type="float">
            <text:p>-0.888428173959519</text:p>
          </table:table-cell>
          <table:table-cell table:number-columns-repeated="2"/>
        </table:table-row>
        <table:table-row table:style-name="ro1">
          <table:table-cell office:value-type="float" office:value="0.676264258955392" calcext:value-type="float">
            <text:p>0.676264258955392</text:p>
          </table:table-cell>
          <table:table-cell table:number-columns-repeated="2"/>
        </table:table-row>
        <table:table-row table:style-name="ro1">
          <table:table-cell office:value-type="float" office:value="0.818367239670852" calcext:value-type="float">
            <text:p>0.818367239670852</text:p>
          </table:table-cell>
          <table:table-cell table:number-columns-repeated="2"/>
        </table:table-row>
        <table:table-row table:style-name="ro1">
          <table:table-cell office:value-type="float" office:value="1.48680322940676" calcext:value-type="float">
            <text:p>1.48680322940676</text:p>
          </table:table-cell>
          <table:table-cell table:number-columns-repeated="2"/>
        </table:table-row>
        <table:table-row table:style-name="ro1">
          <table:table-cell office:value-type="float" office:value="1.84552731486065" calcext:value-type="float">
            <text:p>1.84552731486065</text:p>
          </table:table-cell>
          <table:table-cell table:number-columns-repeated="2"/>
        </table:table-row>
        <table:table-row table:style-name="ro1">
          <table:table-cell office:value-type="float" office:value="1.84747489286609" calcext:value-type="float">
            <text:p>1.84747489286609</text:p>
          </table:table-cell>
          <table:table-cell table:number-columns-repeated="2"/>
        </table:table-row>
        <table:table-row table:style-name="ro1">
          <table:table-cell table:style-name="ce1" office:value-type="float" office:value="2.26943015002669" calcext:value-type="float">
            <text:p>2.26943015002669</text:p>
          </table:table-cell>
          <table:table-cell office:value-type="string" calcext:value-type="string">
            <text:p>28 portfolio better</text:p>
          </table:table-cell>
          <table:table-cell office:value-type="string" calcext:value-type="string">
            <text:p>23:50,3:100</text:p>
          </table:table-cell>
        </table:table-row>
        <table:table-row table:style-name="ro1">
          <table:table-cell office:value-type="float" office:value="2.44973734002677" calcext:value-type="float">
            <text:p>2.44973734002677</text:p>
          </table:table-cell>
          <table:table-cell table:number-columns-repeated="2"/>
        </table:table-row>
        <table:table-row table:style-name="ro1">
          <table:table-cell office:value-type="float" office:value="2.98646174867642" calcext:value-type="float">
            <text:p>2.98646174867642</text:p>
          </table:table-cell>
          <table:table-cell table:number-columns-repeated="2"/>
        </table:table-row>
        <table:table-row table:style-name="ro1">
          <table:table-cell office:value-type="float" office:value="3.80196899202424" calcext:value-type="float">
            <text:p>3.80196899202424</text:p>
          </table:table-cell>
          <table:table-cell table:number-columns-repeated="2"/>
        </table:table-row>
        <table:table-row table:style-name="ro1">
          <table:table-cell office:value-type="float" office:value="6.73142989143358" calcext:value-type="float">
            <text:p>6.73142989143358</text:p>
          </table:table-cell>
          <table:table-cell table:number-columns-repeated="2"/>
        </table:table-row>
        <table:table-row table:style-name="ro1">
          <table:table-cell office:value-type="float" office:value="7.15570502241313" calcext:value-type="float">
            <text:p>7.15570502241313</text:p>
          </table:table-cell>
          <table:table-cell table:number-columns-repeated="2"/>
        </table:table-row>
        <table:table-row table:style-name="ro1">
          <table:table-cell office:value-type="float" office:value="7.6651356891417" calcext:value-type="float">
            <text:p>7.6651356891417</text:p>
          </table:table-cell>
          <table:table-cell table:number-columns-repeated="2"/>
        </table:table-row>
        <table:table-row table:style-name="ro1">
          <table:table-cell office:value-type="float" office:value="10.0520606646872" calcext:value-type="float">
            <text:p>10.0520606646872</text:p>
          </table:table-cell>
          <table:table-cell table:number-columns-repeated="2"/>
        </table:table-row>
        <table:table-row table:style-name="ro1">
          <table:table-cell office:value-type="float" office:value="11.8830465037582" calcext:value-type="float">
            <text:p>11.8830465037582</text:p>
          </table:table-cell>
          <table:table-cell table:number-columns-repeated="2"/>
        </table:table-row>
        <table:table-row table:style-name="ro1">
          <table:table-cell office:value-type="float" office:value="15.1138697819801" calcext:value-type="float">
            <text:p>15.1138697819801</text:p>
          </table:table-cell>
          <table:table-cell table:number-columns-repeated="2"/>
        </table:table-row>
        <table:table-row table:style-name="ro1">
          <table:table-cell office:value-type="float" office:value="16.1744843027508" calcext:value-type="float">
            <text:p>16.1744843027508</text:p>
          </table:table-cell>
          <table:table-cell table:number-columns-repeated="2"/>
        </table:table-row>
        <table:table-row table:style-name="ro1">
          <table:table-cell office:value-type="float" office:value="23.6546462572818" calcext:value-type="float">
            <text:p>23.6546462572818</text:p>
          </table:table-cell>
          <table:table-cell table:number-columns-repeated="2"/>
        </table:table-row>
        <table:table-row table:style-name="ro1">
          <table:table-cell office:value-type="float" office:value="28.0163127364534" calcext:value-type="float">
            <text:p>28.0163127364534</text:p>
          </table:table-cell>
          <table:table-cell table:number-columns-repeated="2"/>
        </table:table-row>
        <table:table-row table:style-name="ro1">
          <table:table-cell office:value-type="float" office:value="36.158879038889" calcext:value-type="float">
            <text:p>36.158879038889</text:p>
          </table:table-cell>
          <table:table-cell table:number-columns-repeated="2"/>
        </table:table-row>
        <table:table-row table:style-name="ro1">
          <table:table-cell office:value-type="float" office:value="45.679782109935" calcext:value-type="float">
            <text:p>45.679782109935</text:p>
          </table:table-cell>
          <table:table-cell table:number-columns-repeated="2"/>
        </table:table-row>
        <table:table-row table:style-name="ro1">
          <table:table-cell office:value-type="float" office:value="64.7545439551616" calcext:value-type="float">
            <text:p>64.7545439551616</text:p>
          </table:table-cell>
          <table:table-cell table:number-columns-repeated="2"/>
        </table:table-row>
        <table:table-row table:style-name="ro1">
          <table:table-cell office:value-type="float" office:value="71.2624597842987" calcext:value-type="float">
            <text:p>71.2624597842987</text:p>
          </table:table-cell>
          <table:table-cell table:number-columns-repeated="2"/>
        </table:table-row>
        <table:table-row table:style-name="ro1">
          <table:table-cell office:value-type="float" office:value="76.5475049124952" calcext:value-type="float">
            <text:p>76.5475049124952</text:p>
          </table:table-cell>
          <table:table-cell table:number-columns-repeated="2"/>
        </table:table-row>
        <table:table-row table:style-name="ro1">
          <table:table-cell office:value-type="float" office:value="91.7330225251135" calcext:value-type="float">
            <text:p>91.7330225251135</text:p>
          </table:table-cell>
          <table:table-cell table:number-columns-repeated="2"/>
        </table:table-row>
        <table:table-row table:style-name="ro1">
          <table:table-cell office:value-type="float" office:value="101.513907891453" calcext:value-type="float">
            <text:p>101.513907891453</text:p>
          </table:table-cell>
          <table:table-cell table:number-columns-repeated="2"/>
        </table:table-row>
        <table:table-row table:style-name="ro1">
          <table:table-cell office:value-type="float" office:value="104.409507604348" calcext:value-type="float">
            <text:p>104.409507604348</text:p>
          </table:table-cell>
          <table:table-cell table:number-columns-repeated="2"/>
        </table:table-row>
        <table:table-row table:style-name="ro1">
          <table:table-cell office:value-type="float" office:value="233.545732746231" calcext:value-type="float">
            <text:p>233.545732746231</text:p>
          </table:table-cell>
          <table:table-cell table:number-columns-repeated="2"/>
        </table:table-row>
        <table:table-row table:style-name="ro1">
          <table:table-cell office:value-type="float" office:value="245.149501818475" calcext:value-type="float">
            <text:p>245.14950181847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mparisonResult.A1:ComparisonResult.K5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7T11:32:09.446624096</dc:date>
    <meta:editing-duration>PT1M19S</meta:editing-duration>
    <meta:editing-cycles>1</meta:editing-cycles>
    <meta:document-statistic meta:table-count="2" meta:cell-count="608" meta:object-count="0"/>
    <meta:generator>LibreOffice/6.4.7.2$Linux_X86_64 LibreOffice_project/40$Build-2</meta:generator>
  </office:meta>
</office:document-meta>
</file>